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acb25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1c6af1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c6af1"/>
    </style:style>
    <style:style style:name="P15" style:family="paragraph" style:parent-style-name="Table_20_Contents">
      <style:text-properties officeooo:paragraph-rsid="001c6af1"/>
    </style:style>
    <style:style style:name="P16" style:family="paragraph" style:parent-style-name="Table_20_Contents">
      <style:text-properties officeooo:rsid="001c6af1" officeooo:paragraph-rsid="001c6af1"/>
    </style:style>
    <style:style style:name="P17" style:family="paragraph" style:parent-style-name="Table_20_Contents">
      <style:text-properties fo:font-weight="bold" officeooo:rsid="000f67fd" officeooo:paragraph-rsid="001e87d9" style:font-weight-asian="bold" style:font-weight-complex="bold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 style:parent-style-name="Heading_20_1" style:master-page-name="First_20_Page">
      <style:paragraph-properties style:page-number="auto"/>
      <style:text-properties officeooo:paragraph-rsid="0018e8f7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c6af1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8387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ca56"/>
    </style:style>
    <style:style style:name="T20" style:family="text">
      <style:text-properties officeooo:rsid="00183878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50963504" text:id="ct14031945096350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50963824" text:id="ct14031945096382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0964032" text:id="ct14031945096403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9" text:outline-level="1"><text:change text:change-id="ct140319450963504"/>Adopted as a 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450963824"/><text:change-start text:change-id="ct140319450964032"/>Version History<text:change-end text:change-id="ct14031945096403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<text:span text:style-name="T20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7"><text:span text:style-name="Page_20_Number"><text:span text:style-name="T5">Feb 20, 2016</text:span></text:span></text:p>
          </table:table-cell>
          <table:table-cell table:style-name="Table2.C2" office:value-type="string">
            <text:p text:style-name="P16">Minor grammatical corrections and readability improvements 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313in" fo:margin-left="-0.0549in" fo:margin-right="-0.0764in" table:align="margins" style:writing-mode="lr-tb"/>
    </style:style>
    <style:style style:name="Table1.A" style:family="table-column">
      <style:table-column-properties style:column-width="2.4361in" style:rel-column-width="24075*"/>
    </style:style>
    <style:style style:name="Table1.B" style:family="table-column">
      <style:table-column-properties style:column-width="0.591in" style:rel-column-width="5840*"/>
    </style:style>
    <style:style style:name="Table1.C" style:family="table-column">
      <style:table-column-properties style:column-width="2.2in" style:rel-column-width="21742*"/>
    </style:style>
    <style:style style:name="Table1.D" style:family="table-column">
      <style:table-column-properties style:column-width="1.4042in" style:rel-column-width="1387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1c6af1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acb2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8387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3:48.961867187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2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19H59M51S</meta:editing-duration>
    <meta:generator>LibreOffice/4.4.0.3$MacOSX_X86_64 LibreOffice_project/de093506bcdc5fafd9023ee680b8c60e3e0645d7</meta:generator>
    <dc:date>2016-02-27T16:23:48.824913000</dc:date>
    <meta:printed-by>Bob Jacobsen</meta:printed-by>
    <meta:print-date>2010-09-15T08:46:04</meta:print-date>
    <meta:document-statistic meta:table-count="2" meta:image-count="1" meta:object-count="0" meta:page-count="1" meta:paragraph-count="17" meta:word-count="94" meta:character-count="575" meta:non-whitespace-character-count="490"/>
  </office:meta>
</office:document-meta>
</file>